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bold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tyle-asian="normal" style:font-size-complex="14pt" style:font-style-complex="normal"/>
    </style:style>
    <style:style style:name="T6" style:family="text">
      <style:text-properties fo:font-size="14pt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style:text-underline-style="non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a933" loext:opacity="100%"/>
    </style:style>
    <style:style style:name="T16" style:family="text">
      <style:text-properties fo:color="#00a933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ff8000" loext:opacity="100%"/>
    </style:style>
    <style:style style:name="T18" style:family="text">
      <style:text-properties fo:color="#ff8000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ff8000" loext:opacity="100%" style:font-size-asian="12pt" style:font-weight-asian="normal" style:font-size-complex="12pt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underline-style="solid" style:text-underline-width="auto" style:text-underline-color="font-color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style:font-size-asian="12pt" style:font-weight-asian="normal" style:font-size-complex="12pt" style:font-weight-complex="normal"/>
    </style:style>
    <style:style style:name="T26" style:family="text">
      <style:text-properties fo:color="#ff4000" loext:opacity="100%"/>
    </style:style>
    <style:style style:name="T27" style:family="text">
      <style:text-properties officeooo:rsid="000826ab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style:text-line-through-style="solid" style:text-line-through-type="singl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solid" style:text-line-through-type="single" style:font-size-asian="12pt" style:font-weight-asian="normal" style:font-size-complex="12pt" style:font-weight-complex="normal"/>
    </style:style>
    <style:style style:name="T34" style:family="text">
      <style:text-properties style:text-line-through-style="solid" style:text-line-through-type="single" fo:font-size="14pt" style:text-underline-style="none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ff0000" loext:opacity="100%" officeooo:rsid="00086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2"><text:bookmark text:name="4"/>Domaine de Gestion des emprunts</text:h>
      <text:p text:style-name="P2"/>
      <text:p text:style-name="P2">Lors de l’abonnement d’une nouvelle <text:span text:style-name="T12">personne</text:span><text:span text:style-name="T20">,</text:span> la bibliothécaire établit une fiche contenant <text:span text:style-name="T31">le nom, le prénom, l’adresse, le numéro de téléphone et la date du jour.</text:span> Cette fiche est ensuite classée dans un casier dans l’ordre alphabétique des noms.</text:p>
      <text:p text:style-name="P2">Lors de la réception de nouveaux<text:span text:style-name="T20"> </text:span><text:span text:style-name="T12">livres </text:span>que la bibliothécaire a commandés, celle-ci établit une fiche pour chaque livre où elle indique le <text:span text:style-name="T31">titre du livre, l’auteur, l’éditeur ainsi qu’un numéro qu’elle incrémente de un</text:span> à chaque nouveau livre. Elle recouvre ensuite le livre d’une feuille plastique transparente pour le protéger sur laquelle elle colle une étiquette avec le <text:span text:style-name="T31">numéro de livre</text:span> ainsi qu’une <text:span text:style-name="T32">pastille </text:span><text:span text:style-name="T33">de couleur </text:span>correspondant au <text:span text:style-name="T12">thème</text:span> du livre (les <text:span text:style-name="T34">rayons </text:span>étant organisés par thème). Elle y insère la fiche et dépose le livre dans un panier des livres à ranger. Elle note également dans un cahier les informations du nouveau livre qui lui serviront entre autre à effectuer son <text:span text:style-name="T21">inventaire</text:span><text:span text:style-name="T3"> </text:span>annuel.</text:p>
      <text:p text:style-name="P2">Lorsqu’un<text:span text:style-name="T4"> </text:span><text:span text:style-name="T12">abonné</text:span><text:span text:style-name="T11"> </text:span>emprunte un livre, la bibliothécaire inscrit sur sa <text:span text:style-name="T31">fiche les coordonnées du livre emprunté ainsi que la date d’emprunt. Elle récupère également la fiche du livre où elle inscrit les coordonnées de l’emprunteur et la date d’emprunt </text:span>et qu’elle classe dans un casier des livres empruntés dans l’ordre des numéros de livre.</text:p>
      <text:p text:style-name="P2">Un abonné ne peut emprunter qu’un livre à la fois <text:span text:style-name="T36">(cardinalité)</text:span>et pour une durée maximum de deux semaines.</text:p>
      <text:p text:style-name="P2">A chaque retour, la bibliothécaire inscrit sur la <text:span text:style-name="T31">fiche de l’abonné la date du retour, ainsi que sur la fiche du livre </text:span>qu’elle replace dans la couverture plastique du livre. Elle pose le livre dans un bac des livres à ranger.</text:p>
      <text:p text:style-name="P2">Tous les samedis, la bibliothécaire consulte le <text:span text:style-name="T12">casier</text:span> des livres empruntés et repère les emprunts de plus de deux semaines. Elle envoie alors un courrier de relance et inscrit sur la fiche de l’abonné la date de relance.</text:p>
      <text:p text:style-name="P2">Au bout de trois relances, un abonné ne peut plus emprunter de livres.</text:p>
      <text:p text:style-name="P2">Lorsqu’un livre est détérioré ou a disparu (suite à inventaire) ou n’est plus rendu, la bibliothécaire inscrit une dat<text:span text:style-name="T27">e d</text:span>e mise au rebut dans le cahier contenant toutes les informations sur les livres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53:59.679392619</meta:creation-date>
    <dc:date>2023-02-28T16:23:21.714773478</dc:date>
    <meta:editing-duration>PT6H49M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1" meta:paragraph-count="10" meta:word-count="356" meta:character-count="2145" meta:non-whitespace-character-count="1797"/>
  </office:meta>
</office:document-meta>
</file>